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Standard">
      <style:text-properties fo:language="es" fo:country="ES" officeooo:rsid="000c7b12" officeooo:paragraph-rsid="000c7b12"/>
    </style:style>
    <style:style style:name="P2" style:family="paragraph" style:parent-style-name="Text_20_body">
      <style:text-properties officeooo:rsid="000e23f4" officeooo:paragraph-rsid="000e23f4"/>
    </style:style>
    <style:style style:name="P3" style:family="paragraph" style:parent-style-name="Text_20_body" style:list-style-name="L1">
      <style:text-properties officeooo:rsid="000e23f4" officeooo:paragraph-rsid="000e23f4"/>
    </style:style>
    <style:style style:name="P4" style:family="paragraph" style:parent-style-name="Text_20_body" style:list-style-name="L1">
      <style:text-properties officeooo:rsid="00102375" officeooo:paragraph-rsid="00102375"/>
    </style:style>
    <style:style style:name="P5" style:family="paragraph" style:parent-style-name="Heading_20_1">
      <style:text-properties officeooo:rsid="000e23f4" officeooo:paragraph-rsid="000e23f4"/>
    </style:style>
    <style:style style:name="T1" style:family="text">
      <style:text-properties officeooo:rsid="00102375"/>
    </style:style>
    <style:style style:name="T2" style:family="text">
      <style:text-properties officeooo:rsid="0012120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 primero que hice fue ir haciendo unas pruebas con una serie de sensores que fui comprando. En concreto empecé con un sensor de distancias por infrarrojos, el SHARP (ver Lista de Productos usados). Fui entendiendo cómo se sacaban los datos de el sensor y cuáles eran aproximadamente el rango y la precisión de la medida.</text:p>
      <text:p text:style-name="P1"/>
      <text:p text:style-name="P1">Al poco tiempo también le añadí el sensor de efecto Hall para medir el campo magnético local y poder obtener una medida de la dirección en que se encontraría apuntando el sensor de distancia.</text:p>
      <text:p text:style-name="P1"/>
      <text:p text:style-name="P1">Hice luego una serie de pruebas con los dos sensores sacando datos en paralelo para intentar obtener lo que fue la base de todo esto, hacer un mapeo de la zona cercana al robot mediante la medida de la distancia y el ángulo al que se encuentra el objeto que refleja la señal enviada. Con esto obtuve con una cierta dificultad una serie de datos que procesando en Matlab me daban una serie de puntos medianamente alineados que consideré como buena aproximación de que el “robot” había visto una pared recta a la que lo había hecho apuntar mediante el giro del “robot” en mi mano.</text:p>
      <text:p text:style-name="P1"/>
      <text:p text:style-name="P1"/>
      <text:h text:style-name="P5" text:outline-level="1">Noche <text:span text:style-name="T1">y madrugada</text:span> del domingo 2 de agosto de 2015 <text:span text:style-name="T1">(2:28AM)</text:span></text:h>
      <text:p text:style-name="P2">Esta noche he conseguido, no sin esfuerzo, que Explorito consiga andar hacia adelante durante un tiempo y cuando pare medir su azimut para compararlo con su azimut inicial y corregir la dirección mediante un giro con la precisión que se indique.</text:p>
      <text:p text:style-name="P2">Este resultado queda reflejado en la versión de hoy del código explorito_3v1</text:p>
      <text:p text:style-name="P2">La comunicación es mediante bluetooth, donde puedo ir registrando un log de lo que va haciendo.</text:p>
      <text:p text:style-name="P2">Cosas a mejorar sobre esta versión:</text:p>
      <text:list xml:id="list2504592892342082251" text:style-name="L1">
        <text:list-item>
          <text:p text:style-name="P3">Me da mucho coraje tener que quitar la alimentación y poner el usb cada vez que quiero introducir un pequeño cambio en la configuración a la hora de debugar. Lo debería mejorar haciendo posible un retoque de algunos parámetros en caliente, y solo usar el usb para cambios en la arquitectura global del código.</text:p>
        </text:list-item>
        <text:list-item>
          <text:p text:style-name="P3">La precisión a la hora de realizar el giro no es muy buena. También en parte porque en cada iteración de giro envió datos por bluetooth que parece ser que hace ir a trompicones el giro. </text:p>
          <text:list>
            <text:list-item>
              <text:p text:style-name="P3">Lo que he probado ha sido: giros de 100ms a 220 de velocidad ambas ruedas.</text:p>
            </text:list-item>
            <text:list-item>
              <text:p text:style-name="P3">Habría que bajar la velocidad y los tiempos de giro para que no aparezca una inercia en el robot que lo mantenga girando tras haber “frenado”</text:p>
            </text:list-item>
          </text:list>
        </text:list-item>
        <text:list-item>
          <text:p text:style-name="P3">Se podría implementar un sistema de corrección inteligente de la dirección de forma que cada vez que el azimut cambie más de lo especificado el robot haga una pequeña corrección automática de su dirección. </text:p>
        </text:list-item>
        <text:list-item>
          <text:p text:style-name="P3">La siguiente mejora pasa en general por hacer más real la comunicación por bluetooth, que no sea sólo unidireccional. Tengo que poder hablar a Explorito y decirle cuando andar, cuanto tiene que moverse y hacia que azimut. Hay que implementar una serie de “comandos” a través de bluetooth parecidos a los de WinLogo: av 200 gd 45 av</text:p>
        </text:list-item>
        <text:list-item>
          <text:p text:style-name="P4">Después de esto creo que sería mas fácil empezar en serio a trabajar el objetivo final de Explorito: leer distancias en todas las direcciones. (de momento podría ser a base de girar todo el cuerpo).</text:p>
        </text:list-item>
        <text:list-item>
          <text:p text:style-name="P4"><text:soft-page-break/>Una última cosa que se debería incluir en las próximas versiones es un control de la distancia re<text:span text:style-name="T2">c</text:span>orrida, para poder decirle que ande una cierta distancia (no tiempo), y podría llevarse a cabo una calibración de “velocidades” vs “valores PWM”. Esto se debería hacer usando los encoders de las rued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ES"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Linux_X86_64 LibreOffice_project/20m0$Build-3</meta:generator>
    <meta:initial-creator>TualatriX</meta:initial-creator>
    <meta:creation-date>2008-02-15T12:08:28</meta:creation-date>
    <meta:editing-cycles>3</meta:editing-cycles>
    <meta:editing-duration>PT16M56S</meta:editing-duration>
    <dc:date>2015-08-07T18:48:29.188000000</dc:date>
    <meta:document-statistic meta:table-count="0" meta:image-count="0" meta:object-count="0" meta:page-count="2" meta:paragraph-count="16" meta:word-count="598" meta:character-count="3353" meta:non-whitespace-character-count="2777"/>
    <meta:user-defined meta:name="Info 1"/>
    <meta:user-defined meta:name="Info 2"/>
    <meta:user-defined meta:name="Info 3"/>
    <meta:user-defined meta:name="Info 4"/>
  </office:meta>
</office:document-meta>
</file>